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HandlerAdapterIntegrationTests.handlerMethod( String methodName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handleAndValidateRequestPart( @ RequestPart @ Valid String requestPart , Errors errors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RequestPart( @ RequestPart String requestPart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AndValidateRequestBody( @ Valid TestBean modelAttr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HttpEntityWithCacheControl( HttpEntity &lt; byte [ ] &gt; http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ther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handleAndComple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ArgumentResolver.resolveArgument( MethodParameter methodParamet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handleHttpEntityWithCacheContr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.handleHttpEntity( HttpEntity &lt; byte [ ] &gt; http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initBinder( WebDataBinder dataBinder , @ RequestParam ( "datePattern" ) String dat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HandlerAdapterIntegrationTests.handleAndValidate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HandlerAdapterIntegrationTests.handleAndValidateRequest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HandlerAdapterIntegrationTests.handleInInterfa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Handler.model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MappingHandlerAdapterIntegrationTests.handleHttpEnt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hand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Handler.handleRequestBody( @ RequestBody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HandlerAdapterIntegrationTests.handle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handleRequest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Principal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Principal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handleAndCompleteSession( SessionStatus session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Adapter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r.handleInInterface( int cookieV , String pathvarV , String headerV , String systemHeader , Map &lt; String , Object &gt; headerMap , Date dateParam , Map &lt; String , Object &gt; paramMap , String paramByConvention , String value , TestBean modelAttr , Errors errors , TestBean modelAttrByConvention , Color customArg , HttpServletRequest request , HttpServletResponse response , TestBean sessionAttribute , TestBean requestAttribute , User user , OtherUser otherUser , Model model , UriComponent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andler.handle( @ CookieValue ( "cookie" ) int cookieV , @ PathVariable ( "pathvar" ) String pathvarV , @ RequestHeader ( "header" ) String headerV , @ RequestHeader ( defaultValue = "#{systemProperties.systemHeader}" ) String systemHeader , @ RequestHeader Map &lt; String , Object &gt; headerMap , @ RequestParam ( "dateParam" ) Date dateParam , @ RequestParam Map &lt; String , Object &gt; paramMap , String paramByConvention , @ Value ( "#{request.contextPath}" ) String value , @ ModelAttribute ( "modelAttr" ) @ Valid TestBean modelAttr , Errors errors , TestBean modelAttrByConvention , Color customArg , HttpServletRequest request , HttpServletResponse response , @ SessionAttribute TestBean sessionAttribute , @ RequestAttribute TestBean requestAttribute , @ Nullable User user , @ ModelAttribute OtherUser otherUser , @ AuthenticationPrincipal Principal customUser , Model model , UriComponent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